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Thessalonians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THESSALONIAN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PAUL'S PRAISE OF THE CHURCH AT THESSALONICA (1:1-4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PAUL'S PRAISE OF THE CHURCH AT THESSALONICA (1:1-4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church's testimony (1:1-3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The church's testimony (1:1-3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ir faith in the Saviour has grown more and more (1:1-3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ir love for the saints has grown more and more (1:3b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PAUL'S PRAISE OF THE CHURCH AT THESSALONICA (1:1-4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church's testimony (1:1-3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church's trials (1:4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2-tx-Title-and-Text" presentation:presentation-page-layout-name="Master1-PPL12" draw:id="Slide-261">
        <draw:frame draw:id="id93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2 THESSALONIANS 1<text:s text:c="1"/></text:span><text:span text:style-name="a488" text:class-names=""/></text:p>
          </draw:text-box>
          <svg:title/>
          <svg:desc/>
        </draw:frame>
        <draw:frame draw:id="id94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PAUL'S PRAISE OF THE CHURCH AT THESSALONICA (1:1-4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PAUL'S PROMISE TO THE CHURCH AT THESSALONICA (1:5-10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7" draw:style-name="a501" draw:master-page-name="Master1-Layout1-title-Title-Slide" presentation:presentation-page-layout-name="Master1-PPL1" draw:id="Slide-262">
        <draw:frame draw:id="id95" presentation:style-name="a505" draw:name="Title 1" svg:x="1.38in" svg:y="0.83in" svg:width="10.3in" svg:height="4.42in" presentation:class="title" presentation:placeholder="false">
          <draw:text-box>
            <text:p text:style-name="a504" text:class-names="" text:cond-style-name=""><text:span text:style-name="a502" text:class-names="">PAUL'S PROMISE TO THE CHURCH AT THESSALONICA (1:5-10):<text:s text:c="1"/></text:span><text:span text:style-name="a503" text:class-names=""/></text:p>
          </draw:text-box>
          <svg:title/>
          <svg:desc/>
        </draw:frame>
        <draw:frame draw:id="id96" presentation:style-name="a510" draw:name="Subtitle 2" svg:x="1.38in" svg:y="5.25in" svg:width="10.3in" svg:height="1.85in" presentation:class="subtitle" presentation:placeholder="false">
          <draw:text-box>
            <text:p text:style-name="a507" text:class-names="" text:cond-style-name=""><text:span text:style-name="a506" text:class-names=""><text:s text:c="1"/>What (1:5-6)<text:s text:c="1"/></text:span></text:p>
            <text:p text:style-name="a509" text:class-names="" text:cond-style-name=""><text:span text:style-name="a508" text:class-names=""/></text:p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What (1:5-6)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Concerning the persecuted (1: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Concerning the persecutors (1:6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PAUL'S PROMISE TO THE CHURCH AT THESSALONICA (1:5-10):<text:s text:c="1"/></text:span><text:span text:style-name="a528" text:class-names=""/></text:p>
          </draw:text-box>
          <svg:title/>
          <svg:desc/>
        </draw:frame>
        <draw:frame draw:id="id100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What (1:5-6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When (1:7-10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10" draw:style-name="a541" draw:master-page-name="Master1-Layout12-tx-Title-and-Text" presentation:presentation-page-layout-name="Master1-PPL12" draw:id="Slide-265">
        <draw:frame draw:id="id101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2 THESSALONIANS 1<text:s text:c="1"/></text:span><text:span text:style-name="a543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PAUL'S PRAISE OF THE CHURCH AT THESSALONICA (1:1-4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PAUL'S PROMISE TO THE CHURCH AT THESSALONICA (1:5-10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PAUL'S PRAYER FOR THE CHURCH AT THESSALONICA (1:11-12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2-tx-Title-and-Text" presentation:presentation-page-layout-name="Master1-PPL12" draw:id="Slide-266">
        <draw:frame draw:id="id103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PAUL'S PRAYER FOR THE CHURCH AT THESSALONICA (1:11-12)<text:s text:c="1"/></text:span><text:span text:style-name="a561" text:class-names=""/></text:p>
          </draw:text-box>
          <svg:title/>
          <svg:desc/>
        </draw:frame>
        <draw:frame draw:id="id104" presentation:style-name="a576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Concerning God's power (1:11a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oncerning God's purpose (1:11b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Concerning God's person (1:12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2" draw:style-name="a577" draw:master-page-name="Master1-Layout12-tx-Title-and-Text" presentation:presentation-page-layout-name="Master1-PPL12" draw:id="Slide-267">
        <draw:frame draw:id="id105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2 THESSALONIANS 1<text:s text:c="1"/></text:span><text:span text:style-name="a579" text:class-names=""/></text:p>
          </draw:text-box>
          <svg:title/>
          <svg:desc/>
        </draw:frame>
        <draw:frame draw:id="id106" presentation:style-name="a594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PAUL'S PRAISE OF THE CHURCH AT THESSALONICA (1:1-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PAUL'S PROMISE TO THE CHURCH AT THESSALONICA (1:5-10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PAUL'S PRAYER FOR THE CHURCH AT THESSALONICA (1:11-12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3" draw:style-name="a595" draw:master-page-name="Master1-Layout1-title-Title-Slide" presentation:presentation-page-layout-name="Master1-PPL1" draw:id="Slide-268">
        <draw:frame draw:id="id107" presentation:style-name="a599" draw:name="Title 1" svg:x="1.38in" svg:y="0.83in" svg:width="10.3in" svg:height="4.42in" presentation:class="title" presentation:placeholder="false">
          <draw:text-box>
            <text:p text:style-name="a598" text:class-names="" text:cond-style-name=""><text:span text:style-name="a596" text:class-names="">2 THESSALONIANS 2<text:s text:c="1"/></text:span><text:span text:style-name="a597" text:class-names=""/></text:p>
          </draw:text-box>
          <svg:title/>
          <svg:desc/>
        </draw:frame>
        <draw:frame draw:id="id108" presentation:style-name="a604" draw:name="Subtitle 2" svg:x="1.38in" svg:y="5.25in" svg:width="10.3in" svg:height="1.85in" presentation:class="subtitle" presentation:placeholder="false">
          <draw:text-box>
            <text:p text:style-name="a601" text:class-names="" text:cond-style-name=""><text:span text:style-name="a600" text:class-names="">THE DAY OF THE LORD (2:1-12):<text:s text:c="1"/></text:span></text:p>
            <text:p text:style-name="a603" text:class-names="" text:cond-style-name=""><text:span text:style-name="a602" text:class-names=""/></text:p>
          </draw:text-box>
          <svg:title/>
          <svg:desc/>
        </draw:frame>
      </draw:page>
      <draw:page draw:name="Slide14" draw:style-name="a605" draw:master-page-name="Master1-Layout1-title-Title-Slide" presentation:presentation-page-layout-name="Master1-PPL1" draw:id="Slide-269">
        <draw:frame draw:id="id109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THE DAY OF THE LORD (2:1-12):<text:s text:c="1"/></text:span><text:span text:style-name="a607" text:class-names=""/></text:p>
          </draw:text-box>
          <svg:title/>
          <svg:desc/>
        </draw:frame>
        <draw:frame draw:id="id110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The day of the Lord and the church (2:1-3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5" draw:style-name="a615" draw:master-page-name="Master1-Layout12-tx-Title-and-Text" presentation:presentation-page-layout-name="Master1-PPL12" draw:id="Slide-270">
        <draw:frame draw:id="id111" presentation:style-name="a619" draw:name="Title 1" svg:x="1.38in" svg:y="0.4in" svg:width="10.6in" svg:height="1.44965in" presentation:class="title" presentation:placeholder="false">
          <draw:text-box>
            <text:p text:style-name="a618" text:class-names="" text:cond-style-name=""><text:span text:style-name="a616" text:class-names=""><text:s text:c="1"/>The day of the Lord and the church (2:1-3)<text:s text:c="1"/></text:span><text:span text:style-name="a617" text:class-names=""/></text:p>
          </draw:text-box>
          <svg:title/>
          <svg:desc/>
        </draw:frame>
        <draw:frame draw:id="id112" presentation:style-name="a629" draw:name="Text Placeholder 2" svg:x="1.38in" svg:y="2in" svg:width="9.4in" svg:height="4.75868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20" text:class-names=""><text:s text:c="1"/>The confusion (2:1-2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larification (2:3b, 3c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6" draw:style-name="a630" draw:master-page-name="Master1-Layout12-tx-Title-and-Text" presentation:presentation-page-layout-name="Master1-PPL12" draw:id="Slide-271">
        <draw:frame draw:id="id113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clarification (2:3b, 3c):<text:s text:c="1"/></text:span><text:span text:style-name="a632" text:class-names=""/></text:p>
          </draw:text-box>
          <svg:title/>
          <svg:desc/>
        </draw:frame>
        <draw:frame draw:id="id114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A worldwide religious apostasy (2:3b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appearance of a satanic superman (2:3c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7" draw:style-name="a645" draw:master-page-name="Master1-Layout12-tx-Title-and-Text" presentation:presentation-page-layout-name="Master1-PPL12" draw:id="Slide-272">
        <draw:frame draw:id="id115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<text:s text:c="1"/>The day of the Lord and the church (2:1-3)<text:s text:c="1"/></text:span><text:span text:style-name="a647" text:class-names=""/></text:p>
          </draw:text-box>
          <svg:title/>
          <svg:desc/>
        </draw:frame>
        <draw:frame draw:id="id116" presentation:style-name="a659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The confusion (2:1-2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clarification (2:3b, 3c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8" draw:style-name="a660" draw:master-page-name="Master1-Layout12-tx-Title-and-Text" presentation:presentation-page-layout-name="Master1-PPL12" draw:id="Slide-273">
        <draw:frame draw:id="id117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DAY OF THE LORD (2:1-12):<text:s text:c="1"/></text:span><text:span text:style-name="a662" text:class-names=""/></text:p>
          </draw:text-box>
          <svg:title/>
          <svg:desc/>
        </draw:frame>
        <draw:frame draw:id="id118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day of the Lord and the church (2:1-3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day of the Lord and the Antichrist (2:3a-4, 8-9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9" draw:style-name="a675" draw:master-page-name="Master1-Layout1-title-Title-Slide" presentation:presentation-page-layout-name="Master1-PPL1" draw:id="Slide-274">
        <draw:frame draw:id="id119" presentation:style-name="a679" draw:name="Title 1" svg:x="1.38in" svg:y="0.83in" svg:width="10.3in" svg:height="4.42in" presentation:class="title" presentation:placeholder="false">
          <draw:text-box>
            <text:p text:style-name="a678" text:class-names="" text:cond-style-name=""><text:span text:style-name="a676" text:class-names=""><text:s text:c="1"/>The day of the Lord and the Antichrist (2:3a-4, 8-9)<text:s text:c="1"/></text:span><text:span text:style-name="a677" text:class-names=""/></text:p>
          </draw:text-box>
          <svg:title/>
          <svg:desc/>
        </draw:frame>
        <draw:frame draw:id="id120" presentation:style-name="a684" draw:name="Subtitle 2" svg:x="1.38in" svg:y="5.25in" svg:width="10.3in" svg:height="1.85in" presentation:class="subtitle" presentation:placeholder="false">
          <draw:text-box>
            <text:p text:style-name="a681" text:class-names="" text:cond-style-name=""><text:span text:style-name="a680" text:class-names=""><text:s text:c="1"/>His titles (2:3a, 8a, 9a)<text:s text:c="1"/></text:span></text:p>
            <text:p text:style-name="a683" text:class-names="" text:cond-style-name=""><text:span text:style-name="a682" text:class-names=""/></text:p>
          </draw:text-box>
          <svg:title/>
          <svg:desc/>
        </draw:frame>
      </draw:page>
      <draw:page draw:name="Slide20" draw:style-name="a685" draw:master-page-name="Master1-Layout12-tx-Title-and-Text" presentation:presentation-page-layout-name="Master1-PPL12" draw:id="Slide-275">
        <draw:frame draw:id="id121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His titles (2:3a, 8a, 9a)<text:s text:c="1"/></text:span><text:span text:style-name="a687" text:class-names=""/></text:p>
          </draw:text-box>
          <svg:title/>
          <svg:desc/>
        </draw:frame>
        <draw:frame draw:id="id122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"The man of lawlessness" (2:3a, 8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"This evil man" (2:9a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21" draw:style-name="a700" draw:master-page-name="Master1-Layout12-tx-Title-and-Text" presentation:presentation-page-layout-name="Master1-PPL12" draw:id="Slide-276">
        <draw:frame draw:id="id123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day of the Lord and the Antichrist (2:3a-4, 8-9)<text:s text:c="1"/></text:span><text:span text:style-name="a702" text:class-names=""/></text:p>
          </draw:text-box>
          <svg:title/>
          <svg:desc/>
        </draw:frame>
        <draw:frame draw:id="id124" presentation:style-name="a720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His titles (2:3a, 8a, 9a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His travesty (2:4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His trickery (2:9b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His trampling (2:8b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2" draw:style-name="a721" draw:master-page-name="Master1-Layout12-tx-Title-and-Text" presentation:presentation-page-layout-name="Master1-PPL12" draw:id="Slide-277">
        <draw:frame draw:id="id125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THE DAY OF THE LORD (2:1-12):<text:s text:c="1"/></text:span><text:span text:style-name="a723" text:class-names=""/></text:p>
          </draw:text-box>
          <svg:title/>
          <svg:desc/>
        </draw:frame>
        <draw:frame draw:id="id126" presentation:style-name="a741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day of the Lord and the church (2:1-3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day of the Lord and the Antichrist (2:3a-4, 8-9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The day of the Lord and the restrainer (2:5-7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day of the Lord and the unsaved (2:10-12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3" draw:style-name="a742" draw:master-page-name="Master1-Layout12-tx-Title-and-Text" presentation:presentation-page-layout-name="Master1-PPL12" draw:id="Slide-278">
        <draw:frame draw:id="id127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2 THESSALONIANS 2<text:s text:c="1"/></text:span><text:span text:style-name="a744" text:class-names=""/></text:p>
          </draw:text-box>
          <svg:title/>
          <svg:desc/>
        </draw:frame>
        <draw:frame draw:id="id128" presentation:style-name="a756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DAY OF THE LORD (2:1-12):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DISCIPLES OF THE LORD (2:13-17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</draw:text-box>
          <svg:title/>
          <svg:desc/>
        </draw:frame>
      </draw:page>
      <draw:page draw:name="Slide24" draw:style-name="a757" draw:master-page-name="Master1-Layout12-tx-Title-and-Text" presentation:presentation-page-layout-name="Master1-PPL12" draw:id="Slide-279">
        <draw:frame draw:id="id129" presentation:style-name="a761" draw:name="Title 1" svg:x="1.38in" svg:y="0.4in" svg:width="10.6in" svg:height="1.44965in" presentation:class="title" presentation:placeholder="false">
          <draw:text-box>
            <text:p text:style-name="a760" text:class-names="" text:cond-style-name=""><text:span text:style-name="a758" text:class-names="">THE DISCIPLES OF THE LORD (2:13-17):<text:s text:c="1"/></text:span><text:span text:style-name="a759" text:class-names=""/></text:p>
          </draw:text-box>
          <svg:title/>
          <svg:desc/>
        </draw:frame>
        <draw:frame draw:id="id130" presentation:style-name="a771" draw:name="Text Placeholder 2" svg:x="1.38in" svg:y="2in" svg:width="9.4in" svg:height="4.75868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<text:s text:c="1"/>Their election by the Lord (2:13-14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Their exhortation by the apostle (2:15-17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</draw:text-box>
          <svg:title/>
          <svg:desc/>
        </draw:frame>
      </draw:page>
      <draw:page draw:name="Slide25" draw:style-name="a772" draw:master-page-name="Master1-Layout12-tx-Title-and-Text" presentation:presentation-page-layout-name="Master1-PPL12" draw:id="Slide-280">
        <draw:frame draw:id="id131" presentation:style-name="a776" draw:name="Title 1" svg:x="1.38in" svg:y="0.4in" svg:width="10.6in" svg:height="1.44965in" presentation:class="title" presentation:placeholder="false">
          <draw:text-box>
            <text:p text:style-name="a775" text:class-names="" text:cond-style-name=""><text:span text:style-name="a773" text:class-names="">2 THESSALONIANS 2<text:s text:c="1"/></text:span><text:span text:style-name="a774" text:class-names=""/></text:p>
          </draw:text-box>
          <svg:title/>
          <svg:desc/>
        </draw:frame>
        <draw:frame draw:id="id132" presentation:style-name="a786" draw:name="Text Placeholder 2" svg:x="1.38in" svg:y="2in" svg:width="9.4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THE DAY OF THE LORD (2:1-12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THE DISCIPLES OF THE LORD (2:13-17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</draw:text-box>
          <svg:title/>
          <svg:desc/>
        </draw:frame>
      </draw:page>
      <draw:page draw:name="Slide26" draw:style-name="a787" draw:master-page-name="Master1-Layout12-tx-Title-and-Text" presentation:presentation-page-layout-name="Master1-PPL12" draw:id="Slide-281">
        <draw:frame draw:id="id133" presentation:style-name="a791" draw:name="Title 1" svg:x="1.38in" svg:y="0.4in" svg:width="10.6in" svg:height="1.44965in" presentation:class="title" presentation:placeholder="false">
          <draw:text-box>
            <text:p text:style-name="a790" text:class-names="" text:cond-style-name=""><text:span text:style-name="a788" text:class-names="">PAUL'S REQUEST (3:1-2):<text:s text:c="1"/></text:span><text:span text:style-name="a789" text:class-names=""/></text:p>
          </draw:text-box>
          <svg:title/>
          <svg:desc/>
        </draw:frame>
        <draw:frame draw:id="id134" presentation:style-name="a801" draw:name="Text Placeholder 2" svg:x="1.38in" svg:y="2in" svg:width="9.4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92" text:class-names="">That they pray for God's messenger (3:2):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That they pray for God's message (3:1):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</draw:page>
      <draw:page draw:name="Slide27" draw:style-name="a802" draw:master-page-name="Master1-Layout12-tx-Title-and-Text" presentation:presentation-page-layout-name="Master1-PPL12" draw:id="Slide-282">
        <draw:frame draw:id="id135" presentation:style-name="a806" draw:name="Title 1" svg:x="1.38in" svg:y="0.4in" svg:width="10.6in" svg:height="1.44965in" presentation:class="title" presentation:placeholder="false">
          <draw:text-box>
            <text:p text:style-name="a805" text:class-names="" text:cond-style-name=""><text:span text:style-name="a803" text:class-names="">PAUL'S REASSURANCE (3:3-5)<text:s text:c="1"/></text:span><text:span text:style-name="a804" text:class-names=""/></text:p>
          </draw:text-box>
          <svg:title/>
          <svg:desc/>
        </draw:frame>
        <draw:frame draw:id="id136" presentation:style-name="a816" draw:name="Text Placeholder 2" svg:x="1.38in" svg:y="2in" svg:width="9.4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He reassures them concerning God's faithfulness (3:3-4).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He reassures them concerning God's love and patience (3:5).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8" draw:style-name="a817" draw:master-page-name="Master1-Layout1-title-Title-Slide" presentation:presentation-page-layout-name="Master1-PPL1" draw:id="Slide-283">
        <draw:frame draw:id="id137" presentation:style-name="a821" draw:name="Title 1" svg:x="1.38in" svg:y="0.83in" svg:width="10.3in" svg:height="4.42in" presentation:class="title" presentation:placeholder="false">
          <draw:text-box>
            <text:p text:style-name="a820" text:class-names="" text:cond-style-name=""><text:span text:style-name="a818" text:class-names="">PAUL'S REPRIMAND (3:6-18)<text:s text:c="1"/></text:span><text:span text:style-name="a819" text:class-names=""/></text:p>
          </draw:text-box>
          <svg:title/>
          <svg:desc/>
        </draw:frame>
        <draw:frame draw:id="id138" presentation:style-name="a826" draw:name="Subtitle 2" svg:x="1.38in" svg:y="5.25in" svg:width="10.3in" svg:height="1.85in" presentation:class="subtitle" presentation:placeholder="false">
          <draw:text-box>
            <text:p text:style-name="a823" text:class-names="" text:cond-style-name=""><text:span text:style-name="a822" text:class-names="">The recipients (3:6-11, 13, 14b):<text:s text:c="1"/></text:span></text:p>
            <text:p text:style-name="a825" text:class-names="" text:cond-style-name=""><text:span text:style-name="a824" text:class-names=""/></text:p>
          </draw:text-box>
          <svg:title/>
          <svg:desc/>
        </draw:frame>
      </draw:page>
      <draw:page draw:name="Slide29" draw:style-name="a827" draw:master-page-name="Master1-Layout12-tx-Title-and-Text" presentation:presentation-page-layout-name="Master1-PPL12" draw:id="Slide-284">
        <draw:frame draw:id="id139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The recipients (3:6-11, 13, 14b):<text:s text:c="1"/></text:span><text:span text:style-name="a829" text:class-names=""/></text:p>
          </draw:text-box>
          <svg:title/>
          <svg:desc/>
        </draw:frame>
        <draw:frame draw:id="id140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lazy (3:6-10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gossipers (3:11, 13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The disobedient (3:14b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30" draw:style-name="a845" draw:master-page-name="Master1-Layout12-tx-Title-and-Text" presentation:presentation-page-layout-name="Master1-PPL12" draw:id="Slide-285">
        <draw:frame draw:id="id141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PAUL'S REPRIMAND (3:6-18)<text:s text:c="1"/></text:span><text:span text:style-name="a847" text:class-names=""/></text:p>
          </draw:text-box>
          <svg:title/>
          <svg:desc/>
        </draw:frame>
        <draw:frame draw:id="id142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The recipients (3:6-11, 13, 14b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The rules (3:12, 14a, 15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31" draw:style-name="a860" draw:master-page-name="Master1-Layout12-tx-Title-and-Text" presentation:presentation-page-layout-name="Master1-PPL12" draw:id="Slide-286">
        <draw:frame draw:id="id143" presentation:style-name="a864" draw:name="Title 1" svg:x="1.38in" svg:y="0.4in" svg:width="10.6in" svg:height="1.44965in" presentation:class="title" presentation:placeholder="false">
          <draw:text-box>
            <text:p text:style-name="a863" text:class-names="" text:cond-style-name=""><text:span text:style-name="a861" text:class-names="">The rules (3:12, 14a, 15):<text:s text:c="1"/></text:span><text:span text:style-name="a862" text:class-names=""/></text:p>
          </draw:text-box>
          <svg:title/>
          <svg:desc/>
        </draw:frame>
        <draw:frame draw:id="id144" presentation:style-name="a877" draw:name="Text Placeholder 2" svg:x="1.38in" svg:y="2in" svg:width="9.4in" svg:height="4.75868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<text:s text:c="1"/>Step 1-identify them (3:14a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<text:s text:c="1"/>Step 2-admonish them (3:12, 15a)<text:s text:c="1"/>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<text:s text:c="1"/>Step 3-love them (3:1 5b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</draw:page>
      <draw:page draw:name="Slide32" draw:style-name="a878" draw:master-page-name="Master1-Layout12-tx-Title-and-Text" presentation:presentation-page-layout-name="Master1-PPL12" draw:id="Slide-287">
        <draw:frame draw:id="id145" presentation:style-name="a882" draw:name="Title 1" svg:x="1.38in" svg:y="0.4in" svg:width="10.6in" svg:height="1.44965in" presentation:class="title" presentation:placeholder="false">
          <draw:text-box>
            <text:p text:style-name="a881" text:class-names="" text:cond-style-name=""><text:span text:style-name="a879" text:class-names="">PAUL'S REPRIMAND (3:6-18)<text:s text:c="1"/></text:span><text:span text:style-name="a880" text:class-names=""/></text:p>
          </draw:text-box>
          <svg:title/>
          <svg:desc/>
        </draw:frame>
        <draw:frame draw:id="id146" presentation:style-name="a892" draw:name="Text Placeholder 2" svg:x="1.38in" svg:y="2in" svg:width="9.4in" svg:height="4.7586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The recipients (3:6-11, 13, 14b):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The rules (3:12, 14a, 15):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33" draw:style-name="a893" draw:master-page-name="Master1-Layout1-title-Title-Slide" presentation:presentation-page-layout-name="Master1-PPL1" draw:id="Slide-288">
        <draw:frame draw:id="id147" presentation:style-name="a897" draw:name="Title 1" svg:x="1.38in" svg:y="0.83in" svg:width="10.3in" svg:height="4.42in" presentation:class="title" presentation:placeholder="false">
          <draw:text-box>
            <text:p text:style-name="a896" text:class-names="" text:cond-style-name=""><text:span text:style-name="a894" text:class-names="">PAUL'S FINAL REMARKS (3:16-18)<text:s text:c="1"/></text:span><text:span text:style-name="a895" text:class-names=""/></text:p>
          </draw:text-box>
          <svg:title/>
          <svg:desc/>
        </draw:frame>
        <draw:frame draw:id="id148" presentation:style-name="a902" draw:name="Subtitle 2" svg:x="1.38in" svg:y="5.25in" svg:width="10.3in" svg:height="1.85in" presentation:class="subtitle" presentation:placeholder="false">
          <draw:text-box>
            <text:p text:style-name="a899" text:class-names="" text:cond-style-name=""><text:span text:style-name="a898" text:class-names="">The apostle's heart (3:16, 18)<text:s text:c="1"/></text:span></text:p>
            <text:p text:style-name="a901" text:class-names="" text:cond-style-name=""><text:span text:style-name="a900" text:class-names=""/></text:p>
          </draw:text-box>
          <svg:title/>
          <svg:desc/>
        </draw:frame>
      </draw:page>
      <draw:page draw:name="Slide34" draw:style-name="a903" draw:master-page-name="Master1-Layout12-tx-Title-and-Text" presentation:presentation-page-layout-name="Master1-PPL12" draw:id="Slide-289">
        <draw:frame draw:id="id149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The apostle's heart (3:16, 18)<text:s text:c="1"/></text:span><text:span text:style-name="a905" text:class-names=""/></text:p>
          </draw:text-box>
          <svg:title/>
          <svg:desc/>
        </draw:frame>
        <draw:frame draw:id="id150" presentation:style-name="a917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He prays that they will experience God's peace (3:16).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He prays that they will experience God's grace (3:18).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draw:page draw:name="Slide35" draw:style-name="a918" draw:master-page-name="Master1-Layout12-tx-Title-and-Text" presentation:presentation-page-layout-name="Master1-PPL12" draw:id="Slide-290">
        <draw:frame draw:id="id151" presentation:style-name="a922" draw:name="Title 1" svg:x="1.38in" svg:y="0.4in" svg:width="10.6in" svg:height="1.44965in" presentation:class="title" presentation:placeholder="false">
          <draw:text-box>
            <text:p text:style-name="a921" text:class-names="" text:cond-style-name=""><text:span text:style-name="a919" text:class-names="">PAUL'S FINAL REMARKS (3:16-18)<text:s text:c="1"/></text:span><text:span text:style-name="a920" text:class-names=""/></text:p>
          </draw:text-box>
          <svg:title/>
          <svg:desc/>
        </draw:frame>
        <draw:frame draw:id="id152" presentation:style-name="a932" draw:name="Text Placeholder 2" svg:x="1.38in" svg:y="2in" svg:width="9.4in" svg:height="4.75868in" presentation:class="outline" presentation:placeholder="false">
          <draw:text-box>
            <text:list text:style-name="a925">
              <text:list-item>
                <text:p text:style-name="a924" text:class-names="" text:cond-style-name=""><text:span text:style-name="a923" text:class-names="">The apostle's heart (3:16, 18)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The apostle's hand (3:17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36" draw:style-name="a933" draw:master-page-name="Master1-Layout1-title-Title-Slide" presentation:presentation-page-layout-name="Master1-PPL1" draw:id="Slide-291">
        <draw:frame draw:id="id153" presentation:style-name="a937" draw:name="Title 1" svg:x="1.38in" svg:y="0.83in" svg:width="10.3in" svg:height="4.42in" presentation:class="title" presentation:placeholder="false">
          <draw:text-box>
            <text:p text:style-name="a936" text:class-names="" text:cond-style-name=""><text:span text:style-name="a934" text:class-names="">2 Thessalonians</text:span><text:span text:style-name="a935" text:class-names=""/></text:p>
          </draw:text-box>
          <svg:title/>
          <svg:desc/>
        </draw:frame>
        <draw:frame draw:id="id154" presentation:style-name="a93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Thessalonians</dc:title>
    <meta:initial-creator>David STRICKLAND</meta:initial-creator>
    <dc:creator>David STRICKLAND</dc:creator>
    <meta:creation-date>2020-02-22T19:25:28Z</meta:creation-date>
    <dc:date>2020-02-22T19:25:29Z</dc:date>
    <meta:template xlink:href="BibleStudy" xlink:type="simple"/>
    <meta:editing-cycles>1</meta:editing-cycles>
    <meta:editing-duration>PT0S</meta:editing-duration>
    <meta:document-statistic meta:paragraph-count="105" meta:word-count="865"/>
  </office:meta>
</office:document-meta>
</file>